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officeooo:rsid="001450a7" officeooo:paragraph-rsid="001450a7" style:font-size-asian="18pt" style:font-weight-asian="bold" style:font-size-complex="18pt" style:font-weight-complex="bold"/>
    </style:style>
    <style:style style:name="P2" style:family="paragraph" style:parent-style-name="Standard">
      <style:text-properties fo:font-size="18pt" fo:font-weight="bold" officeooo:rsid="00317c06" officeooo:paragraph-rsid="00317c06" style:font-size-asian="15.75pt" style:font-weight-asian="bold" style:font-size-complex="18pt" style:font-weight-complex="bold"/>
    </style:style>
    <style:style style:name="P3" style:family="paragraph" style:parent-style-name="Standard">
      <style:text-properties fo:font-size="12pt" fo:font-weight="bold" officeooo:rsid="0017211e" officeooo:paragraph-rsid="0017211e" style:font-size-asian="10.5pt" style:font-weight-asian="bold" style:font-size-complex="12pt" style:font-weight-complex="bold"/>
    </style:style>
    <style:style style:name="P4" style:family="paragraph" style:parent-style-name="Standard">
      <style:text-properties fo:font-size="12pt" fo:font-weight="bold" officeooo:rsid="0017211e" officeooo:paragraph-rsid="001d72ee" style:font-size-asian="10.5pt" style:font-weight-asian="bold" style:font-size-complex="12pt" style:font-weight-complex="bold"/>
    </style:style>
    <style:style style:name="P5" style:family="paragraph" style:parent-style-name="Standard">
      <style:text-properties fo:font-size="12pt" fo:font-weight="bold" officeooo:rsid="0018e6f1" officeooo:paragraph-rsid="0018e6f1" style:font-size-asian="10.5pt" style:font-weight-asian="bold" style:font-size-complex="12pt" style:font-weight-complex="bold"/>
    </style:style>
    <style:style style:name="P6" style:family="paragraph" style:parent-style-name="Standard">
      <style:text-properties fo:font-size="12pt" fo:font-weight="bold" officeooo:rsid="0018e6f1" officeooo:paragraph-rsid="0021b12e" style:font-size-asian="10.5pt" style:font-weight-asian="bold" style:font-size-complex="12pt" style:font-weight-complex="bold"/>
    </style:style>
    <style:style style:name="P7" style:family="paragraph" style:parent-style-name="Standard">
      <style:text-properties fo:font-size="12pt" fo:font-weight="bold" officeooo:rsid="0018e6f1" officeooo:paragraph-rsid="002bfd18" style:font-size-asian="10.5pt" style:font-weight-asian="bold" style:font-size-complex="12pt" style:font-weight-complex="bold"/>
    </style:style>
    <style:style style:name="P8" style:family="paragraph" style:parent-style-name="Standard">
      <style:text-properties fo:font-size="12pt" fo:font-weight="bold" officeooo:rsid="001a7a1a" officeooo:paragraph-rsid="001a7a1a" style:font-size-asian="10.5pt" style:font-weight-asian="bold" style:font-size-complex="12pt" style:font-weight-complex="bold"/>
    </style:style>
    <style:style style:name="P9" style:family="paragraph" style:parent-style-name="Standard">
      <style:text-properties fo:font-size="12pt" fo:font-weight="bold" officeooo:rsid="001df0b2" officeooo:paragraph-rsid="001df0b2" style:font-size-asian="10.5pt" style:font-weight-asian="bold" style:font-size-complex="12pt" style:font-weight-complex="bold"/>
    </style:style>
    <style:style style:name="P10" style:family="paragraph" style:parent-style-name="Standard">
      <style:text-properties fo:font-size="12pt" fo:font-weight="bold" officeooo:rsid="0021b12e" officeooo:paragraph-rsid="0021b12e" style:font-size-asian="10.5pt" style:font-weight-asian="bold" style:font-size-complex="12pt" style:font-weight-complex="bold"/>
    </style:style>
    <style:style style:name="P11" style:family="paragraph" style:parent-style-name="Standard">
      <style:text-properties fo:font-size="12pt" fo:font-weight="bold" officeooo:rsid="00254408" officeooo:paragraph-rsid="00254408" style:font-size-asian="10.5pt" style:font-weight-asian="bold" style:font-size-complex="12pt" style:font-weight-complex="bold"/>
    </style:style>
    <style:style style:name="P12" style:family="paragraph" style:parent-style-name="Standard">
      <style:text-properties fo:font-size="12pt" fo:font-weight="bold" officeooo:rsid="0026a0ab" officeooo:paragraph-rsid="0026a0ab" style:font-size-asian="10.5pt" style:font-weight-asian="bold" style:font-size-complex="12pt" style:font-weight-complex="bold"/>
    </style:style>
    <style:style style:name="P13" style:family="paragraph" style:parent-style-name="Standard">
      <style:text-properties fo:font-size="12pt" fo:font-weight="bold" officeooo:rsid="00283034" officeooo:paragraph-rsid="00283034" style:font-size-asian="10.5pt" style:font-weight-asian="bold" style:font-size-complex="12pt" style:font-weight-complex="bold"/>
    </style:style>
    <style:style style:name="P14" style:family="paragraph" style:parent-style-name="Standard">
      <style:text-properties fo:font-size="12pt" fo:font-weight="bold" officeooo:rsid="002ab77e" officeooo:paragraph-rsid="002ab77e" style:font-size-asian="10.5pt" style:font-weight-asian="bold" style:font-size-complex="12pt" style:font-weight-complex="bold"/>
    </style:style>
    <style:style style:name="P15" style:family="paragraph" style:parent-style-name="Standard">
      <style:text-properties fo:font-size="12pt" fo:font-weight="bold" officeooo:rsid="002bfd18" officeooo:paragraph-rsid="002bfd18" style:font-size-asian="10.5pt" style:font-weight-asian="bold" style:font-size-complex="12pt" style:font-weight-complex="bold"/>
    </style:style>
    <style:style style:name="P16" style:family="paragraph" style:parent-style-name="Standard">
      <style:text-properties fo:font-size="12pt" fo:font-weight="bold" officeooo:rsid="002e36db" officeooo:paragraph-rsid="002e36db" style:font-size-asian="10.5pt" style:font-weight-asian="bold" style:font-size-complex="12pt" style:font-weight-complex="bold"/>
    </style:style>
    <style:style style:name="P17" style:family="paragraph" style:parent-style-name="Standard">
      <style:text-properties fo:font-size="12pt" fo:font-weight="bold" officeooo:rsid="002e3848" officeooo:paragraph-rsid="002e3848" style:font-size-asian="10.5pt" style:font-weight-asian="bold" style:font-size-complex="12pt" style:font-weight-complex="bold"/>
    </style:style>
    <style:style style:name="P18" style:family="paragraph" style:parent-style-name="Standard">
      <style:text-properties fo:font-size="12pt" fo:font-weight="bold" officeooo:rsid="0017211e" officeooo:paragraph-rsid="0017211e" style:font-size-asian="12pt" style:font-weight-asian="bold" style:font-size-complex="12pt" style:font-weight-complex="bold"/>
    </style:style>
    <style:style style:name="P19" style:family="paragraph" style:parent-style-name="Standard">
      <style:text-properties fo:font-size="12pt" fo:font-weight="bold" officeooo:rsid="0017211e" officeooo:paragraph-rsid="001fd964" style:font-size-asian="12pt" style:font-weight-asian="bold" style:font-size-complex="12pt" style:font-weight-complex="bold"/>
    </style:style>
    <style:style style:name="P20" style:family="paragraph" style:parent-style-name="Standard">
      <style:text-properties fo:font-size="12pt" fo:font-weight="bold" officeooo:rsid="001c561b" officeooo:paragraph-rsid="001c561b" style:font-size-asian="12pt" style:font-weight-asian="bold" style:font-size-complex="12pt" style:font-weight-complex="bold"/>
    </style:style>
    <style:style style:name="P21" style:family="paragraph" style:parent-style-name="Standard">
      <style:text-properties fo:font-size="12pt" fo:font-weight="bold" officeooo:rsid="001c561b" officeooo:paragraph-rsid="0021b12e" style:font-size-asian="12pt" style:font-weight-asian="bold" style:font-size-complex="12pt" style:font-weight-complex="bold"/>
    </style:style>
    <style:style style:name="P22" style:family="paragraph" style:parent-style-name="Standard">
      <style:text-properties fo:font-size="12pt" fo:font-weight="normal" officeooo:rsid="001450a7" officeooo:paragraph-rsid="001450a7" style:font-size-asian="10.5pt" style:font-weight-asian="normal" style:font-size-complex="12pt" style:font-weight-complex="normal"/>
    </style:style>
    <style:style style:name="P23" style:family="paragraph" style:parent-style-name="Standard">
      <style:text-properties fo:font-size="12pt" fo:font-weight="normal" officeooo:rsid="001450a7" officeooo:paragraph-rsid="00157d9f" style:font-size-asian="10.5pt" style:font-weight-asian="normal" style:font-size-complex="12pt" style:font-weight-complex="normal"/>
    </style:style>
    <style:style style:name="P24" style:family="paragraph" style:parent-style-name="Standard">
      <style:text-properties fo:font-size="12pt" fo:font-weight="normal" officeooo:rsid="00160dc7" officeooo:paragraph-rsid="00160dc7" style:font-size-asian="10.5pt" style:font-weight-asian="normal" style:font-size-complex="12pt" style:font-weight-complex="normal"/>
    </style:style>
    <style:style style:name="P25" style:family="paragraph" style:parent-style-name="Standard">
      <style:text-properties fo:font-size="12pt" fo:font-weight="normal" officeooo:rsid="0017211e" officeooo:paragraph-rsid="0017211e" style:font-size-asian="10.5pt" style:font-weight-asian="normal" style:font-size-complex="12pt" style:font-weight-complex="normal"/>
    </style:style>
    <style:style style:name="P26" style:family="paragraph" style:parent-style-name="Standard">
      <style:text-properties fo:font-size="12pt" fo:font-weight="normal" officeooo:rsid="0018e6f1" officeooo:paragraph-rsid="0018e6f1" style:font-size-asian="10.5pt" style:font-weight-asian="normal" style:font-size-complex="12pt" style:font-weight-complex="normal"/>
    </style:style>
    <style:style style:name="P27" style:family="paragraph" style:parent-style-name="Standard">
      <style:text-properties fo:font-size="12pt" fo:font-weight="normal" officeooo:rsid="00221831" officeooo:paragraph-rsid="00221831" style:font-size-asian="10.5pt" style:font-weight-asian="normal" style:font-size-complex="12pt" style:font-weight-complex="normal"/>
    </style:style>
    <style:style style:name="P28" style:family="paragraph" style:parent-style-name="Standard">
      <style:text-properties fo:font-size="12pt" fo:font-weight="normal" officeooo:rsid="0026a0ab" officeooo:paragraph-rsid="0026a0ab" style:font-size-asian="10.5pt" style:font-weight-asian="normal" style:font-size-complex="12pt" style:font-weight-complex="normal"/>
    </style:style>
    <style:style style:name="P29" style:family="paragraph" style:parent-style-name="Standard">
      <style:text-properties fo:font-size="12pt" fo:font-weight="normal" officeooo:rsid="0032100b" officeooo:paragraph-rsid="0032100b" style:font-size-asian="10.5pt" style:font-weight-asian="normal" style:font-size-complex="12pt" style:font-weight-complex="normal"/>
    </style:style>
    <style:style style:name="P30" style:family="paragraph" style:parent-style-name="Standard">
      <style:text-properties fo:font-size="12pt" fo:font-weight="normal" officeooo:rsid="00331d73" officeooo:paragraph-rsid="00331d73" style:font-size-asian="10.5pt" style:font-weight-asian="normal" style:font-size-complex="12pt" style:font-weight-complex="normal"/>
    </style:style>
    <style:style style:name="P31" style:family="paragraph" style:parent-style-name="Standard">
      <style:text-properties fo:font-size="12pt" fo:font-weight="normal" officeooo:rsid="0034aaa2" officeooo:paragraph-rsid="0034aaa2" style:font-size-asian="10.5pt" style:font-weight-asian="normal" style:font-size-complex="12pt" style:font-weight-complex="normal"/>
    </style:style>
    <style:style style:name="P32" style:family="paragraph" style:parent-style-name="Standard">
      <style:text-properties fo:font-size="12pt" fo:font-weight="normal" officeooo:rsid="001df0b2" officeooo:paragraph-rsid="001df0b2" style:font-size-asian="12pt" style:font-weight-asian="normal" style:font-size-complex="12pt" style:font-weight-complex="normal"/>
    </style:style>
    <style:style style:name="P33" style:family="paragraph" style:parent-style-name="Standard">
      <style:text-properties fo:font-size="15pt" fo:font-weight="normal" officeooo:rsid="0017211e" officeooo:paragraph-rsid="0017211e" style:font-size-asian="13.1000003814697pt" style:font-weight-asian="normal" style:font-size-complex="15pt" style:font-weight-complex="normal"/>
    </style:style>
    <style:style style:name="P34" style:family="paragraph" style:parent-style-name="Standard">
      <style:text-properties fo:font-size="15pt" fo:font-weight="normal" officeooo:rsid="0018e6f1" officeooo:paragraph-rsid="0018e6f1" style:font-size-asian="13.1000003814697pt" style:font-weight-asian="normal" style:font-size-complex="15pt" style:font-weight-complex="normal"/>
    </style:style>
    <style:style style:name="P35" style:family="paragraph" style:parent-style-name="Standard">
      <style:text-properties fo:font-size="15pt" fo:font-weight="bold" officeooo:rsid="0017e4e8" officeooo:paragraph-rsid="0017e4e8" style:font-size-asian="13.1000003814697pt" style:font-weight-asian="bold" style:font-size-complex="15pt" style:font-weight-complex="bold"/>
    </style:style>
    <style:style style:name="T1" style:family="text">
      <style:text-properties officeooo:rsid="00157d9f"/>
    </style:style>
    <style:style style:name="T2" style:family="text">
      <style:text-properties officeooo:rsid="0017211e"/>
    </style:style>
    <style:style style:name="T3" style:family="text">
      <style:text-properties fo:font-weight="normal" style:font-weight-asian="normal" style:font-weight-complex="normal"/>
    </style:style>
    <style:style style:name="T4" style:family="text">
      <style:text-properties fo:font-weight="normal" officeooo:rsid="0018e6f1" style:font-weight-asian="normal" style:font-weight-complex="normal"/>
    </style:style>
    <style:style style:name="T5" style:family="text">
      <style:text-properties fo:font-weight="normal" officeooo:rsid="001c561b" style:font-weight-asian="normal" style:font-weight-complex="normal"/>
    </style:style>
    <style:style style:name="T6" style:family="text">
      <style:text-properties fo:font-weight="normal" officeooo:rsid="001d72ee" style:font-weight-asian="normal" style:font-weight-complex="normal"/>
    </style:style>
    <style:style style:name="T7" style:family="text">
      <style:text-properties fo:font-weight="normal" officeooo:rsid="001df0b2" style:font-weight-asian="normal" style:font-weight-complex="normal"/>
    </style:style>
    <style:style style:name="T8" style:family="text">
      <style:text-properties fo:font-weight="normal" officeooo:rsid="001ec3fb" style:font-weight-asian="normal" style:font-weight-complex="normal"/>
    </style:style>
    <style:style style:name="T9" style:family="text">
      <style:text-properties fo:font-weight="normal" officeooo:rsid="001fd964" style:font-weight-asian="normal" style:font-weight-complex="normal"/>
    </style:style>
    <style:style style:name="T10" style:family="text">
      <style:text-properties fo:font-weight="normal" officeooo:rsid="0021b12e" style:font-weight-asian="normal" style:font-weight-complex="normal"/>
    </style:style>
    <style:style style:name="T11" style:family="text">
      <style:text-properties fo:font-weight="normal" officeooo:rsid="0021f296" style:font-weight-asian="normal" style:font-weight-complex="normal"/>
    </style:style>
    <style:style style:name="T12" style:family="text">
      <style:text-properties fo:font-weight="normal" officeooo:rsid="00268c3b" style:font-weight-asian="normal" style:font-weight-complex="normal"/>
    </style:style>
    <style:style style:name="T13" style:family="text">
      <style:text-properties fo:font-weight="normal" officeooo:rsid="00283034" style:font-weight-asian="normal" style:font-weight-complex="normal"/>
    </style:style>
    <style:style style:name="T14" style:family="text">
      <style:text-properties fo:font-weight="normal" officeooo:rsid="0029dfe4" style:font-weight-asian="normal" style:font-weight-complex="normal"/>
    </style:style>
    <style:style style:name="T15" style:family="text">
      <style:text-properties fo:font-weight="normal" officeooo:rsid="002b2838" style:font-weight-asian="normal" style:font-weight-complex="normal"/>
    </style:style>
    <style:style style:name="T16" style:family="text">
      <style:text-properties fo:font-weight="normal" officeooo:rsid="002cac7c" style:font-weight-asian="normal" style:font-weight-complex="normal"/>
    </style:style>
    <style:style style:name="T17" style:family="text">
      <style:text-properties fo:font-weight="normal" officeooo:rsid="002e3848" style:font-weight-asian="normal" style:font-weight-complex="normal"/>
    </style:style>
    <style:style style:name="T18" style:family="text">
      <style:text-properties fo:font-weight="normal" officeooo:rsid="002e4f71" style:font-weight-asian="normal" style:font-weight-complex="normal"/>
    </style:style>
    <style:style style:name="T19" style:family="text">
      <style:text-properties fo:font-weight="normal" officeooo:rsid="002ff379" style:font-weight-asian="normal" style:font-weight-complex="normal"/>
    </style:style>
    <style:style style:name="T20" style:family="text">
      <style:text-properties fo:font-weight="normal" officeooo:rsid="0040ba9c" style:font-weight-asian="normal" style:font-weight-complex="normal"/>
    </style:style>
    <style:style style:name="T21" style:family="text">
      <style:text-properties fo:font-weight="bold" style:font-weight-asian="bold" style:font-weight-complex="bold"/>
    </style:style>
    <style:style style:name="T22" style:family="text">
      <style:text-properties officeooo:rsid="0018e6f1"/>
    </style:style>
    <style:style style:name="T23" style:family="text">
      <style:text-properties fo:font-size="12pt" fo:font-weight="bold" officeooo:rsid="001c561b" style:font-size-asian="12pt" style:font-weight-asian="bold" style:font-size-complex="12pt" style:font-weight-complex="bold"/>
    </style:style>
    <style:style style:name="T24" style:family="text">
      <style:text-properties fo:font-size="12pt" fo:font-weight="bold" officeooo:rsid="0018e6f1" style:font-size-asian="10.5pt" style:font-weight-asian="bold" style:font-size-complex="12pt" style:font-weight-complex="bold"/>
    </style:style>
    <style:style style:name="T25" style:family="text">
      <style:text-properties officeooo:rsid="00283034"/>
    </style:style>
    <style:style style:name="T26" style:family="text">
      <style:text-properties officeooo:rsid="0029dfe4"/>
    </style:style>
    <style:style style:name="T27" style:family="text">
      <style:text-properties officeooo:rsid="002cac7c"/>
    </style:style>
    <style:style style:name="T28" style:family="text">
      <style:text-properties officeooo:rsid="002ff379"/>
    </style:style>
    <style:style style:name="T29" style:family="text">
      <style:text-properties officeooo:rsid="0034aaa2"/>
    </style:style>
    <style:style style:name="T30" style:family="text">
      <style:text-properties officeooo:rsid="00367c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pgave 1</text:p>
      <text:p text:style-name="P22"/>
      <text:p text:style-name="P23">All informasjonsutveksling skjer etter forespørsel fra klienter; server vil aldri starte en forespørsel. En melding fra en klient vil starte med 3 tegn som indikerer hvilken type forespørsel meldingen gjelder. <text:span text:style-name="T1">Etter disse følger selve meldingen; formatet på denne vil avhenge av hva meldingens type er.</text:span></text:p>
      <text:p text:style-name="P23"/>
      <text:p text:style-name="P24">Svar fra serveren er bygget på tilsvarende måte: 3 tegn som indikerer type, fulgt av <text:span text:style-name="T2">en melding</text:span> med et format som avhenger av meldingens type.</text:p>
      <text:p text:style-name="P24"/>
      <text:p text:style-name="P27">Verdien V vil initialiseres til 0 første gang serveren kjøres.</text:p>
      <text:p text:style-name="P24"/>
      <text:p text:style-name="P33">Verdi-UUID</text:p>
      <text:p text:style-name="P25">Mange av meldingstypene under benytter seg av en verdi-UUID. Dette er en streng serveren bruker for å identifisere Vs alder; hver gang V endres, vil en ny UUID genereres. Serveren vil avvise endringer fra klienter som ikke har nyeste versjon av V. <text:span text:style-name="T29">Målet med dette er ikke å sikre rekkefølgen av meldingene, men å sørge for at en klient ikke gjør endringer basert på en feil antagelse av hva tallet er.</text:span></text:p>
      <text:p text:style-name="P25"/>
      <text:p text:style-name="P34">Versjonstall</text:p>
      <text:p text:style-name="P26">Både klient og server har et versjonstall. Klienten vil alltid sende med sitt versjonstall med alle forespørsler, mens serveren kun vil sende sitt som svar på en direkte forespørsel om dette. Ved levering vil kun en versjon eksistere på begge ender, men versjonstall kan gjøre eventuelle fremtidige endringer i protokollen mye lettere.</text:p>
      <text:p text:style-name="P24"/>
      <text:p text:style-name="P33">Meldinger fra klient</text:p>
      <text:p text:style-name="P32"/>
      <text:p text:style-name="P18">GET<text:span text:style-name="T3"> (get): Henter V fra serveren.</text:span></text:p>
      <text:p text:style-name="P20"><text:span text:style-name="T3">Format: GET:&lt;ver&gt;</text:span></text:p>
      <text:p text:style-name="P20"><text:span text:style-name="T3"><text:tab/></text:span><text:span text:style-name="T8">ver: Klientens versjonsnummer.</text:span></text:p>
      <text:p text:style-name="P19"><text:span text:style-name="T3">Svar:</text:span></text:p>
      <text:p text:style-name="P19"><text:span text:style-name="T4"><text:tab/></text:span><text:span text:style-name="T22">VAL</text:span><text:span text:style-name="T4">, </text:span><text:span text:style-name="T9">inneholder nyeste verdi for V samt tilhørende UUID.</text:span></text:p>
      <text:p text:style-name="P19"><text:span text:style-name="T9"/></text:p>
      <text:p text:style-name="P3">MOD<text:span text:style-name="T3"> (modify): Disse meldingene endrer verdien serveren holder.</text:span></text:p>
      <text:p text:style-name="P8"><text:span text:style-name="T3">Format: MOD:&lt;ver&gt;:&lt;UUID&gt;:[+/-]&lt;num&gt;</text:span></text:p>
      <text:p text:style-name="P8"><text:span text:style-name="T3"><text:tab/></text:span><text:span text:style-name="T5">ver: Klientens versjon</text:span><text:span text:style-name="T8">snummer</text:span><text:span text:style-name="T5">.</text:span></text:p>
      <text:p text:style-name="P8"><text:span text:style-name="T5"><text:tab/>UUID: Verdi-UUIDen klienten har.</text:span></text:p>
      <text:p text:style-name="P8"><text:span text:style-name="T5"><text:tab/>[+/-]: Indikerer om verdien skal legges til eller trekkes fra.</text:span></text:p>
      <text:p text:style-name="P8"><text:span text:style-name="T5"><text:tab/>num: Verdien klienten vil endre V med.</text:span></text:p>
      <text:p text:style-name="P4"><text:span text:style-name="T3">Svar:</text:span></text:p>
      <text:p text:style-name="P4"><text:span text:style-name="T4"><text:tab/></text:span><text:span text:style-name="T22">VAL</text:span><text:span text:style-name="T4"> </text:span><text:span text:style-name="T6">hvis serveren </text:span><text:span text:style-name="T7">godkjente endringen. Inneholder ny verdi og UUID.</text:span></text:p>
      <text:p text:style-name="P4"><text:span text:style-name="T7"><text:tab/></text:span><text:span text:style-name="T25">REJ</text:span><text:span text:style-name="T13"> hvis serveren avviste endringen.</text:span></text:p>
      <text:p text:style-name="P4"><text:span text:style-name="T7"/></text:p>
      <text:p text:style-name="P3">HIS<text:span text:style-name="T3"> (history): Spør serveren om all historikk bak V. Melding må være tom.</text:span></text:p>
      <text:p text:style-name="P10"><text:span text:style-name="T3">Format: HIS:&lt;ver&gt;</text:span></text:p>
      <text:p text:style-name="P21"><text:span text:style-name="T3"><text:tab/></text:span><text:span text:style-name="T8">ver: Klientens versjonsnummer.</text:span></text:p>
      <text:p text:style-name="P7"><text:span text:style-name="T3">Svar:</text:span></text:p>
      <text:p text:style-name="P7"><text:span text:style-name="T3"><text:tab/></text:span>NOH<text:span text:style-name="T3">, </text:span><text:span text:style-name="T11">hvis V ikke har noen historikk.</text:span></text:p>
      <text:p text:style-name="P6"><text:span text:style-name="T3"><text:tab/></text:span>HIS<text:span text:style-name="T3">, </text:span><text:span text:style-name="T10">inneholder hele historikken til V.</text:span></text:p>
      <text:p text:style-name="P6"/>
      <text:p text:style-name="P6"/>
      <text:p text:style-name="P5"><text:soft-page-break/>VER<text:span text:style-name="T3"> (version): Spør serveren om dens versjon.</text:span></text:p>
      <text:p text:style-name="P11"><text:span text:style-name="T3">Format: VER:&lt;ver&gt;</text:span></text:p>
      <text:p text:style-name="P11"><text:span text:style-name="T3"><text:tab/>ver: Klientens versjonsnummer.</text:span></text:p>
      <text:p text:style-name="P11"><text:span text:style-name="T3">Svar:</text:span></text:p>
      <text:p text:style-name="P11"><text:span text:style-name="T3"><text:tab/></text:span>VER<text:span text:style-name="T3">, inneholder </text:span><text:span text:style-name="T12">serverens versjonstall.</text:span></text:p>
      <text:p text:style-name="P3"/>
      <text:p text:style-name="P35"><text:span text:style-name="T3">Svar fra server</text:span></text:p>
      <text:p text:style-name="P8"/>
      <text:p text:style-name="P8">NOP <text:span text:style-name="T3">(no operation): Sendes hvis serveren ikke kjente igjen meldingstypen klienten sendte.</text:span></text:p>
      <text:p text:style-name="P12"><text:span text:style-name="T3">Format: NOP</text:span></text:p>
      <text:p text:style-name="P12"><text:span text:style-name="T3"/></text:p>
      <text:p text:style-name="P8">MAL<text:span text:style-name="T3"> (malformed): Meldingstypen ble gjenkjent, men </text:span><text:span text:style-name="T5">formatet på meldingen var feil.</text:span></text:p>
      <text:p text:style-name="P12"><text:span text:style-name="T5">F</text:span><text:span text:style-name="T3">ormat: MAL</text:span></text:p>
      <text:p text:style-name="P12"><text:span text:style-name="T3"/></text:p>
      <text:p text:style-name="P9">IVN<text:span text:style-name="T3"> (incompatible version number): Serveren kan (eller vil) ikke kommunisere med klienten fordi klientens versjon ikke ble godkjent.</text:span></text:p>
      <text:p text:style-name="P28">Format: IVN</text:p>
      <text:p text:style-name="P9"><text:span text:style-name="T3"/></text:p>
      <text:p text:style-name="P5">VAL<text:span text:style-name="T3"> (value): Svar på </text:span>GET<text:span text:style-name="T3">- og </text:span>MOD<text:span text:style-name="T3">-forespørsler. </text:span><text:span text:style-name="T13">For </text:span><text:span text:style-name="T25">MOD</text:span><text:span text:style-name="T13">-forespørsler indikerer denne at endringen ble godkjent.</text:span></text:p>
      <text:p text:style-name="P12"><text:span text:style-name="T3">Format: VAL:&lt;UUID&gt;:&lt;val&gt;</text:span></text:p>
      <text:p text:style-name="P12"><text:span text:style-name="T3"><text:tab/>UUID: Den genererte UUIDen til nyeste verdi.</text:span></text:p>
      <text:p text:style-name="P12"><text:span text:style-name="T3"><text:tab/>val: Nyeste verdi for V.</text:span></text:p>
      <text:p text:style-name="P12"/>
      <text:p text:style-name="P13">REJ<text:span text:style-name="T3"> (rejected): Svar </text:span><text:span text:style-name="T14">på </text:span><text:span text:style-name="T26">MOD</text:span><text:span text:style-name="T14">-forespørsler hvis serveren avviste endringen.</text:span></text:p>
      <text:p text:style-name="P14"><text:span text:style-name="T14">F</text:span><text:span text:style-name="T3">ormat: REJ:&lt;</text:span><text:span text:style-name="T17">reason</text:span><text:span text:style-name="T3">&gt;</text:span></text:p>
      <text:p text:style-name="P14"><text:span text:style-name="T3"><text:tab/></text:span><text:span text:style-name="T17">reason</text:span><text:span text:style-name="T3">: En av følgende:</text:span></text:p>
      <text:p text:style-name="P14"><text:span text:style-name="T3"><text:tab/><text:tab/>outdated: Indikerer at klienten har en utdatert verdi for V.</text:span></text:p>
      <text:p text:style-name="P14"><text:span text:style-name="T3"><text:tab/><text:tab/></text:span><text:span text:style-name="T20">overflow</text:span><text:span text:style-name="T3">: Indikerer at endringen ville ført verdien utenfor Javas integer-grenser.</text:span></text:p>
      <text:p text:style-name="P14"><text:span text:style-name="T3"><text:tab/><text:tab/></text:span><text:span text:style-name="T15">nochange: Indikerer at klienten ba om en endring på 0.</text:span></text:p>
      <text:p text:style-name="P14"/>
      <text:p text:style-name="P15">NOH<text:span text:style-name="T3"> (no history): </text:span><text:span text:style-name="T16">Svar på </text:span><text:span text:style-name="T27">HIS</text:span><text:span text:style-name="T16">-meldinger hvis V aldri har blitt endret, og historikk dermed ikke eksisterer.</text:span></text:p>
      <text:p text:style-name="P16"><text:span text:style-name="T3">Format: NOH</text:span></text:p>
      <text:p text:style-name="P16"/>
      <text:p text:style-name="P16">HIS<text:span text:style-name="T3"> (history): Svar på </text:span>HIS<text:span text:style-name="T3">-meldinger </text:span><text:span text:style-name="T18">når historikk finnes.</text:span></text:p>
      <text:p text:style-name="P17"><text:span text:style-name="T3">Format: HIS:</text:span><text:span text:style-name="T19">([\n]ip:time:change)*</text:span></text:p>
      <text:p text:style-name="P17"><text:span text:style-name="T19"><text:tab/>ip: IP-adressen til klienten som gjorde endringen.</text:span></text:p>
      <text:p text:style-name="P17"><text:span text:style-name="T19"><text:tab/>time: Et UNIX-timestamp som indikerer når endringen ble gjort.</text:span></text:p>
      <text:p text:style-name="P17"><text:span text:style-name="T19"><text:tab/>change: Endringen som ble gjort – et tall med + eller – foran.</text:span></text:p>
      <text:p text:style-name="P17"><text:span text:style-name="T19"><text:tab/>Legg merke til at hver endring vil være på sin egen linj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text:soft-page-break/><text:span text:style-name="T28">O</text:span>ppgave 2</text:p>
      <text:p text:style-name="P29"/>
      <text:p text:style-name="P29">Dette bør implementeres over TCP.</text:p>
      <text:p text:style-name="P29"/>
      <text:p text:style-name="P29">TCP har 3 fordeler over UDP: meldinger er garantert å bli levert, de er beskyttet mot korrupsjon og duplikasjon, og de kommer alltid frem i riktig rekkefølge. <text:span text:style-name="T29">Dessuten kan flere TCP-forbindelser til ulike klienter opprettes på samme port.</text:span> Ulempen er at det går saktere enn UDP.</text:p>
      <text:p text:style-name="P29"/>
      <text:p text:style-name="P30">Det er viktig for dette programmet at alle meldinger blir levert; hvis noen endringer ikke når frem til serveren, vil serveren og klienten ha ulike verdier for V. Bruk av UUIDer og bekreftelser reduserer problemet noe, men er ikke en fullstendig løsning.</text:p>
      <text:p text:style-name="P30"/>
      <text:p text:style-name="P30">Det er også viktig at meldingene ikke blir utsatt for feil under levering; hvis verdien til en endring blir levert feil, vil dette føre til at server og klient har ulike tall, selv om de har samme versjonstall. Igjen vil bruk av bekreftelser redusere dette noe, men ikke løse problemet.</text:p>
      <text:p text:style-name="P30"/>
      <text:p text:style-name="P31">Rekkefølgen vil også være viktig – hvis en klient sender endringer og forespørsler om hverandre, kan det skape mye forvirring dersom disse ikke blir utført i riktig rekkefølge.</text:p>
      <text:p text:style-name="P31"/>
      <text:p text:style-name="P31">Ulempen er at TCP er tregere enn UDP. Likevel vil fortjenesten i form av robusthet være verdt kostnaden; klientene antas å ikke være avhengige av live oppdaterin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2:57:21.708000000</meta:creation-date>
    <dc:date>2016-02-14T16:54:57.020000000</dc:date>
    <meta:editing-duration>PT2H54M4S</meta:editing-duration>
    <meta:editing-cycles>37</meta:editing-cycles>
    <meta:generator>LibreOffice/4.3.5.2$Windows_x86 LibreOffice_project/3a87456aaa6a95c63eea1c1b3201acedf0751bd5</meta:generator>
    <meta:document-statistic meta:table-count="0" meta:image-count="0" meta:object-count="0" meta:page-count="3" meta:paragraph-count="66" meta:word-count="721" meta:character-count="4668" meta:non-whitespace-character-count="3984"/>
  </office:meta>
</office:document-meta>
</file>